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 Black" fo:font-size="15pt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style="normal" style:text-underline-style="none" style:font-size-asian="13pt" style:font-style-asian="normal" style:font-size-complex="13pt" style:font-style-complex="normal"/>
    </style:style>
    <style:style style:name="T3" style:family="text">
      <style:text-properties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ython project </text:p>
      <text:p text:style-name="P1"/>
      <text:p text:style-name="P3"><text:span text:style-name="T1">Project Type: </text:span>Game</text:p>
      <text:p text:style-name="P3"/>
      <text:p text:style-name="P3"><text:span text:style-name="T1">Name: </text:span>Mamba</text:p>
      <text:p text:style-name="P3"/>
      <text:p text:style-name="P3"><text:span text:style-name="T1">Description: </text:span>Mamba is a classic Snake game with new GUI, build using one of the highly cross-platform framework of Python “Pygame” and .exe stimulator “cx_Freeze”.</text:p>
      <text:p text:style-name="P3"/>
      <text:p text:style-name="P3"><text:span text:style-name="T1">Requirements(Running with IDLE): </text:span>Python,Pygame installed.</text:p>
      <text:p text:style-name="P3"/>
      <text:p text:style-name="P3"><text:span text:style-name="T1">Source Code:</text:span> Go to -&gt; 151448 (\\fileserver1) -&gt; Project(151448) -&gt; PyProject.py</text:p>
      <text:p text:style-name="P3">(Code may seem messed up due to different text viewer Software)</text:p>
      <text:p text:style-name="P3"><text:span text:style-name="T1"/></text:p>
      <text:p text:style-name="P3"><text:span text:style-name="T1">Run:</text:span>Open the given PyProject.py file and run with IDLE.</text:p>
      <text:p text:style-name="P3"/>
      <text:p text:style-name="P3"><text:span text:style-name="T1">Requirements(Running the .exe): </text:span>64-bit System withWindows 8.1 or Windows 10 OS.</text:p>
      <text:p text:style-name="P3"><text:span text:style-name="T1"/></text:p>
      <text:p text:style-name="P3"><text:span text:style-name="T1">Executable File(.exe): </text:span>If the given file doesn't run on IDLE due to lack of Pygame or IDLE showing “Unidentified Indentation Error”. Go to -&gt; 151448 (\\fileserver1) -&gt; Project(151448) -&gt; build -&gt; exe.win-amd64-2.7 -&gt; PyProject.exe and see source code by side.</text:p>
      <text:p text:style-name="P3"/>
      <text:p text:style-name="P3"><text:span text:style-name="T1">Game Controls: </text:span>Use basic Up, Down, Left, Right keys for Movement and Space bar for pause.</text:p>
      <text:p text:style-name="P3"/>
      <text:p text:style-name="P2"><text:span text:style-name="T3">Email:</text:span><text:span text:style-name="T2"> </text:span><text:a xlink:type="simple" xlink:href="mailto:guptavinayak67@gmail.com">guptavinayak67@gmail.com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1T16:16:45.02</meta:creation-date>
    <dc:date>2016-11-21T16:58:42.48</dc:date>
    <meta:editing-duration>PT41M49S</meta:editing-duration>
    <meta:editing-cycles>20</meta:editing-cycles>
    <meta:generator>OpenOffice/4.0.1$Win32 OpenOffice.org_project/401m5$Build-9714</meta:generator>
    <meta:document-statistic meta:table-count="0" meta:image-count="0" meta:object-count="0" meta:page-count="1" meta:paragraph-count="12" meta:word-count="137" meta:character-count="919"/>
  </office:meta>
</office:document-meta>
</file>